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729FCF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5.265208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75166666666667cm"/>
    </style:style>
    <style:style style:name="co4" style:family="table-column">
      <style:table-column-properties fo:break-before="auto" style:column-width="5.76791666666667cm" style:use-optimal-column-width="true"/>
    </style:style>
    <style:style style:name="co5" style:family="table-column">
      <style:table-column-properties fo:break-before="auto" style:column-width="47.3604166666667cm" style:use-optimal-column-width="true"/>
    </style:style>
    <style:style style:name="co6" style:family="table-column">
      <style:table-column-properties fo:break-before="auto" style:column-width="47.4133333333333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7"/>
        <table:table-column table:style-name="co6" table:default-cell-style-name="ce1"/>
        <table:table-column table:style-name="co2" table:number-columns-repeated="1017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2">
            <text:p>Part</text:p>
          </table:table-cell>
          <table:table-cell office:value-type="string" table:style-name="ce2">
            <text:p>Amount</text:p>
          </table:table-cell>
          <table:table-cell office:value-type="string" table:style-name="ce2">
            <text:p>Manufacturer</text:p>
          </table:table-cell>
          <table:table-cell office:value-type="string" table:style-name="ce2">
            <text:p>PartNo</text:p>
          </table:table-cell>
          <table:table-cell office:value-type="string" table:style-name="ce2">
            <text:p>Distributor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4">
            <text:p>PCB</text:p>
          </table:table-cell>
          <table:table-cell office:value-type="float" office:value="1" table:style-name="ce5">
            <text:p>1</text:p>
          </table:table-cell>
          <table:table-cell office:value-type="string" table:style-name="ce4">
            <text:p>JLCPCB</text:p>
          </table:table-cell>
          <table:table-cell office:value-type="string" table:style-name="ce4">
            <text:p>custom order with gerber files</text:p>
          </table:table-cell>
          <table:table-cell office:value-type="string" table:style-name="ce4">
            <text:p>https://www.jlcpcb.com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4">
            <text:p>Torroid</text:p>
          </table:table-cell>
          <table:table-cell office:value-type="float" office:value="1" table:style-name="ce5">
            <text:p>1</text:p>
          </table:table-cell>
          <table:table-cell office:value-type="string" table:style-name="ce4">
            <text:p>Fair-Rite</text:p>
          </table:table-cell>
          <table:table-cell office:value-type="string" table:style-name="ce6">
            <text:p>5943001001 (alt. Amidon FT114-43)</text:p>
          </table:table-cell>
          <table:table-cell office:value-type="string" table:style-name="ce6">
            <text:p>https://www.digikey.de/de/products/detail/fair-rite-products-corp/5943001001/8599631?s=N4IgTCBcDaIKwE4AsBmADGgjBzg4AgAQgC6AvkA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4">
            <text:p>BNC Connector</text:p>
          </table:table-cell>
          <table:table-cell office:value-type="float" office:value="1" table:style-name="ce5">
            <text:p>1</text:p>
          </table:table-cell>
          <table:table-cell office:value-type="string" table:style-name="ce4">
            <text:p>Molex</text:p>
          </table:table-cell>
          <table:table-cell office:value-type="float" office:value="731385033" table:style-name="ce6">
            <text:p>731385033</text:p>
          </table:table-cell>
          <table:table-cell office:value-type="string" table:style-name="ce6">
            <text:p>https://www.digikey.de/de/products/detail/molex/0731385033/1465137?s=N4IgTCBcDaKHAEAGA7AZgIwoBwFYEpXCALoC%2BQA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4">
            <text:p>Capaciator 100pF 1kV</text:p>
          </table:table-cell>
          <table:table-cell office:value-type="float" office:value="1" table:style-name="ce5">
            <text:p>1</text:p>
          </table:table-cell>
          <table:table-cell office:value-type="string" table:style-name="ce4">
            <text:p>Kemet</text:p>
          </table:table-cell>
          <table:table-cell office:value-type="string" table:style-name="ce4">
            <text:p>C333C101KDG5TA</text:p>
          </table:table-cell>
          <table:table-cell office:value-type="string" table:style-name="ce4">
            <text:p><text:a xlink:href="https://www.digikey.de/de/products/detail/kemet/C333C101KDG5TA/6161481?s=N4IgTCBcDaIMwE4EFoCMAWA7OlA5AIoHAEABCALoC%2BQA">https://www.digikey.de/de/products/detail/kemet/C333C101KDG5TA/6161481?s=N4IgTCBcDaIMwE4EFoCMAWA7OlA5AIoHAEABCALoC%2BQA</text:a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4">
            <text:p>Trafo Wire</text:p>
          </table:table-cell>
          <table:table-cell office:value-type="string" table:style-name="ce5">
            <text:p>1 m</text:p>
          </table:table-cell>
          <table:table-cell office:value-type="string" table:style-name="ce4">
            <text:p>BLOCK</text:p>
          </table:table-cell>
          <table:table-cell office:value-type="string" table:style-name="ce4">
            <text:p>CUL 100/0,63</text:p>
          </table:table-cell>
          <table:table-cell office:value-type="string" table:style-name="ce4">
            <text:p>https://www.reichelt.de/100g-kupferlackdraht-auf-spule-0-63mm-cul-100-0-63-p57183.html?&amp;nbc=1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4">
            <text:p>4mm Bannana Plug</text:p>
          </table:table-cell>
          <table:table-cell office:value-type="float" office:value="2" table:style-name="ce5">
            <text:p>2</text:p>
          </table:table-cell>
          <table:table-cell office:value-type="string" table:style-name="ce4">
            <text:p>GTIWUNG</text:p>
          </table:table-cell>
          <table:table-cell office:value-type="string" table:style-name="ce4">
            <text:p>4mm Plug</text:p>
          </table:table-cell>
          <table:table-cell office:value-type="string" table:style-name="ce4">
            <text:p>https://www.amazon.de/GTIWUNG-Vergoldete-Bananenstecker-Elektronische-Kugelstecker/dp/B07VYSN74H?pd_rd_w=O7WLe&amp;content-id=amzn1.sym.995b3ade-87fd-4685-9950-c7995e7b483c&amp;pf_rd_p=995b3ade-87fd-4685-9950-c7995e7b483c&amp;pf_rd_r=1C95B6TWM7XGFV1X0J87&amp;pd_rd_wg=sJWhQ&amp;pd_rd_r=1c436703-eaf7-4adf-8249-24d57eab1f05&amp;pd_rd_i=B07VYSN74H&amp;psc=1&amp;ref_=pd_bap_d_rp_1_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4">
            <text:p>Shrink Tube</text:p>
          </table:table-cell>
          <table:table-cell office:value-type="string" table:style-name="ce5">
            <text:p>80 mm</text:p>
          </table:table-cell>
          <table:table-cell office:value-type="string" table:style-name="ce4">
            <text:p>ISOLATECH</text:p>
          </table:table-cell>
          <table:table-cell office:value-type="string" table:style-name="ce4">
            <text:p>Shrink Tube 40mm <text:s/>3:1 with glue</text:p>
          </table:table-cell>
          <table:table-cell office:value-type="string" table:style-name="ce4">
            <text:p>https://www.amazon.de/gp/product/B06WVCGD7M/ref=ppx_yo_dt_b_asin_title_o09_s01?ie=UTF8&amp;psc=1</text:p>
          </table:table-cell>
          <table:table-cell table:number-columns-repeated="16379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8"/>
          <table:table-cell table:number-columns-repeated="16382" table:style-name="ce1"/>
        </table:table-row>
        <table:table-row table:number-rows-repeated="6" table:style-name="ro1">
          <table:table-cell table:number-columns-repeated="16384" table:style-name="ce1"/>
        </table:table-row>
        <table:table-row table:number-rows-repeated="1048558" table:style-name="ro1">
          <table:table-cell table:number-columns-repeated="5"/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eit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Liebhaeuser Jan</meta:initial-creator>
    <dc:creator>Liebhaeuser Jan</dc:creator>
    <meta:creation-date>2022-11-25T22:36:43Z</meta:creation-date>
    <dc:date>2023-02-03T10:24:52Z</dc:date>
    <meta:editing-cycles>2</meta:editing-cycles>
    <meta:editing-duration>PT0S</meta:editing-duration>
  </office:meta>
</office:document-meta>
</file>